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62.46pt"/>
    </style:style>
    <style:style style:name="co3" style:family="table-column">
      <style:table-column-properties fo:break-before="auto" style:column-width="71.46pt"/>
    </style:style>
    <style:style style:name="co4" style:family="table-column">
      <style:table-column-properties fo:break-before="auto" style:column-width="123.79pt"/>
    </style:style>
    <style:style style:name="co5" style:family="table-column">
      <style:table-column-properties fo:break-before="auto" style:column-width="201.54pt"/>
    </style:style>
    <style:style style:name="co6" style:family="table-column">
      <style:table-column-properties fo:break-before="auto" style:column-width="239.5pt"/>
    </style:style>
    <style:style style:name="co7" style:family="table-column">
      <style:table-column-properties fo:break-before="auto" style:column-width="208.15pt"/>
    </style:style>
    <style:style style:name="co8" style:family="table-column">
      <style:table-column-properties fo:break-before="auto" style:column-width="238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2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 style:data-style-name="N2">
      <style:table-cell-properties fo:background-color="#66ffff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 style:data-style-name="N2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7" style:family="table-cell" style:parent-style-name="Default">
      <style:table-cell-properties fo:border-bottom="none" fo:border-left="0.06pt solid #000000" fo:border-right="none" fo:border-top="0.06pt solid #000000"/>
    </style:style>
    <style:style style:name="ce18" style:family="table-cell" style:parent-style-name="Default">
      <style:table-cell-properties fo:border-bottom="none" fo:border-left="0.06pt solid #000000" fo:border-right="none" fo:border-top="none"/>
    </style:style>
    <style:style style:name="ce19" style:family="table-cell" style:parent-style-name="Default">
      <style:table-cell-properties fo:border-bottom="0.06pt solid #000000" fo:border-left="0.06pt solid #000000" fo:border-right="none" fo:border-top="none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</style:style>
    <style:style style:name="ce23" style:family="table-cell" style:parent-style-name="Default">
      <style:table-cell-properties fo:border-bottom="none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Excercise Percentag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7"/>
        <table:table-column table:style-name="co1" table:number-columns-repeated="2" table:default-cell-style-name="ce2"/>
        <table:table-column table:style-name="co4" table:default-cell-style-name="ce7"/>
        <table:table-column table:style-name="co1" table:default-cell-style-name="ce14"/>
        <table:table-column table:style-name="co1" table:number-columns-repeated="1016" table:default-cell-style-name="ce2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xcercises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Cycle 1 </text:p>
          </table:table-cell>
          <table:table-cell office:value-type="string" calcext:value-type="string">
            <text:p>Workou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ympic</text:p>
          </table:table-cell>
          <table:table-cell table:style-name="Default"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elative Intensity</text:p>
          </table:table-cell>
          <table:table-cell/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Snatch Complex x5: Pull+Pull+Snatch+Snatch</text:p>
          </table:table-cell>
          <table:table-cell table:style-name="ce4" table:formula="of:=['file:///home/debian/workspaces/Training/Plans/More%20Squat%20Cycle.ods'#$Complexses.$F$81]" office:value-type="float" office:value="0.808" calcext:value-type="float">
            <text:p>0.808</text:p>
          </table:table-cell>
          <table:table-cell table:style-name="ce8" table:formula="of:=['file:///home/debian/workspaces/Training/Plans/More%20Squat%20Cycle.ods'#$Complexses.$J$81]" office:value-type="float" office:value="64.64" calcext:value-type="float">
            <text:p>64.64</text:p>
          </table:table-cell>
          <table:table-cell table:style-name="ce4" table:formula="of:=['file:///home/debian/workspaces/Training/Plans/More%20Squat%20Cycle.ods'#$Complexses.G81]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8" table:formula="of:=['file:///home/debian/workspaces/Training/Plans/More%20Squat%20Cycle.ods'#$Complexses.$H$81]" office:value-type="float" office:value="0.897777777777778" calcext:value-type="float">
            <text:p>0.90</text:p>
          </table:table-cell>
          <table:table-cell table:style-name="ce15"/>
          <table:table-cell table:style-name="ce4" table:formula="of:=['file:///home/debian/workspaces/Training/Plans/More%20Squat%20Cycle.ods'#$Complexses.F82:.F83]" office:value-type="float" office:value="0.826" calcext:value-type="float">
            <text:p>0.826</text:p>
          </table:table-cell>
          <table:table-cell table:style-name="ce4" table:formula="of:=['file:///home/debian/workspaces/Training/Plans/More%20Squat%20Cycle.ods'#$Complexses.F83]" office:value-type="float" office:value="0.844" calcext:value-type="float">
            <text:p>0.844</text:p>
          </table:table-cell>
          <table:table-cell table:style-name="ce3"/>
          <table:table-cell table:style-name="ce5" table:number-columns-repeated="3"/>
          <table:table-cell table:style-name="ce3"/>
          <table:table-cell table:style-name="ce6" table:number-columns-repeated="3"/>
          <table:table-cell table:style-name="ce3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Snatch Complex x3(Drop) + <text:s/>Snatch <text:s/>3 x (3|2)</text:p>
          </table:table-cell>
          <table:table-cell table:style-name="ce5" table:formula="of:=['file:///home/debian/workspaces/Training/Plans/More%20Squat%20Cycle.ods'#$Complexses.$F$29]" office:value-type="float" office:value="0.7" calcext:value-type="float">
            <text:p>0.7</text:p>
          </table:table-cell>
          <table:table-cell table:style-name="ce9" table:formula="of:=['file:///home/debian/workspaces/Training/Plans/More%20Squat%20Cycle.ods'#$Complexses.$J$29]" office:value-type="float" office:value="56" calcext:value-type="float">
            <text:p>56.00</text:p>
          </table:table-cell>
          <table:table-cell table:style-name="ce5" table:formula="of:=['file:///home/debian/workspaces/Training/Plans/More%20Squat%20Cycle.ods'#$Complexses.$G$29]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9" table:formula="of:=['file:///home/debian/workspaces/Training/Plans/More%20Squat%20Cycle.ods'#$Complexses.$H$75]" office:value-type="float" office:value="0.777777777777778" calcext:value-type="float">
            <text:p>0.78</text:p>
          </table:table-cell>
          <table:table-cell table:style-name="ce15"/>
          <table:table-cell table:style-name="ce5" table:formula="of:=['file:///home/debian/workspaces/Training/Plans/More%20Squat%20Cycle.ods'#$Complexses.F30]" office:value-type="float" office:value="0.718" calcext:value-type="float">
            <text:p>0.718</text:p>
          </table:table-cell>
          <table:table-cell table:style-name="ce5" table:formula="of:=['file:///home/debian/workspaces/Training/Plans/More%20Squat%20Cycle.ods'#$Complexses.F31]" office:value-type="float" office:value="0.736" calcext:value-type="float">
            <text:p>0.736</text:p>
          </table:table-cell>
          <table:table-cell table:style-name="ce3"/>
          <table:table-cell table:style-name="ce6" table:number-columns-repeated="3"/>
          <table:table-cell table:style-name="ce3"/>
          <table:table-cell table:style-name="ce4" table:number-columns-repeated="3"/>
          <table:table-cell table:style-name="ce3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Snatch <text:s/>3 x 3</text:p>
          </table:table-cell>
          <table:table-cell table:style-name="ce5" table:formula="of:=['file:///home/debian/workspaces/Training/Plans/More%20Squat%20Cycle.ods'#$'Cycle Med Movement'.$D$11]" office:value-type="float" office:value="0.786" calcext:value-type="float">
            <text:p>0.786</text:p>
          </table:table-cell>
          <table:table-cell table:style-name="ce9" table:formula="of:=['file:///home/debian/workspaces/Training/Plans/More%20Squat%20Cycle.ods'#$'Cycle Med Movement'.$M$11]" office:value-type="float" office:value="62.88" calcext:value-type="float">
            <text:p>62.88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9" table:formula="of:=['file:///home/debian/workspaces/Training/Plans/More%20Squat%20Cycle.ods'#$'Cycle Med Movement'.$F$11]" office:value-type="float" office:value="0.845161290322581" calcext:value-type="float">
            <text:p>0.85</text:p>
          </table:table-cell>
          <table:table-cell table:style-name="ce15"/>
          <table:table-cell table:style-name="ce3" table:number-columns-repeated="11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Clean Complex x5: Clean + Push Press</text:p>
          </table:table-cell>
          <table:table-cell table:style-name="ce6" table:formula="of:=['file:///home/debian/workspaces/Training/Plans/More%20Squat%20Cycle.ods'#$Complexses.$F$44]" office:value-type="float" office:value="0.754" calcext:value-type="float">
            <text:p>0.754</text:p>
          </table:table-cell>
          <table:table-cell table:style-name="ce10" table:formula="of:=['file:///home/debian/workspaces/Training/Plans/More%20Squat%20Cycle.ods'#$Complexses.$J$44]" office:value-type="float" office:value="77.0215053763444" calcext:value-type="float">
            <text:p>77.02</text:p>
          </table:table-cell>
          <table:table-cell table:style-name="ce6" table:formula="of:=['file:///home/debian/workspaces/Training/Plans/More%20Squat%20Cycle.ods'#$Complexses.G44]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0" table:formula="of:=['file:///home/debian/workspaces/Training/Plans/More%20Squat%20Cycle.ods'#$Complexses.$H$44]" office:value-type="float" office:value="0.837777777777778" calcext:value-type="float">
            <text:p>0.84</text:p>
          </table:table-cell>
          <table:table-cell table:style-name="ce15"/>
          <table:table-cell table:style-name="ce6" table:formula="of:=['file:///home/debian/workspaces/Training/Plans/More%20Squat%20Cycle.ods'#$Complexses.F45]" office:value-type="float" office:value="0.772" calcext:value-type="float">
            <text:p>0.772</text:p>
          </table:table-cell>
          <table:table-cell table:style-name="ce6" table:formula="of:=['file:///home/debian/workspaces/Training/Plans/More%20Squat%20Cycle.ods'#$Complexses.F46]" office:value-type="float" office:value="0.79" calcext:value-type="float">
            <text:p>0.79</text:p>
          </table:table-cell>
          <table:table-cell table:style-name="ce3"/>
          <table:table-cell table:style-name="ce4" table:number-columns-repeated="3"/>
          <table:table-cell table:style-name="ce3"/>
          <table:table-cell table:style-name="ce5" table:number-columns-repeated="3"/>
          <table:table-cell table:style-name="ce3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Clean Complex x3(hang Muscle) + <text:s/>Clean 3 x (3|2)</text:p>
          </table:table-cell>
          <table:table-cell table:style-name="ce5" table:formula="of:=['file:///home/debian/workspaces/Training/Plans/More%20Squat%20Cycle.ods'#$Complexses.$F$52]" office:value-type="float" office:value="0.6" calcext:value-type="float">
            <text:p>0.6</text:p>
          </table:table-cell>
          <table:table-cell table:style-name="ce9" table:formula="of:=['file:///home/debian/workspaces/Training/Plans/More%20Squat%20Cycle.ods'#$Complexses.$J$52]" office:value-type="float" office:value="66" calcext:value-type="float">
            <text:p>66.00</text:p>
          </table:table-cell>
          <table:table-cell table:style-name="ce5" table:formula="of:=['file:///home/debian/workspaces/Training/Plans/More%20Squat%20Cycle.ods'#$Complexses.$G$52]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9" table:formula="of:=['file:///home/debian/workspaces/Training/Plans/More%20Squat%20Cycle.ods'#$Complexses.$H$52]" office:value-type="float" office:value="0.645161290322581" calcext:value-type="float">
            <text:p>0.65</text:p>
          </table:table-cell>
          <table:table-cell table:style-name="ce15"/>
          <table:table-cell table:style-name="ce5" table:formula="of:=['file:///home/debian/workspaces/Training/Plans/More%20Squat%20Cycle.ods'#$Complexses.F53:.F55]" office:value-type="float" office:value="0.6186" calcext:value-type="float">
            <text:p>0.6186</text:p>
          </table:table-cell>
          <table:table-cell table:style-name="ce5" table:formula="of:=['file:///home/debian/workspaces/Training/Plans/More%20Squat%20Cycle.ods'#$Complexses.F54:.F55]" office:value-type="float" office:value="0.6372" calcext:value-type="float">
            <text:p>0.6372</text:p>
          </table:table-cell>
          <table:table-cell table:style-name="ce3"/>
          <table:table-cell table:style-name="ce6" table:number-columns-repeated="3"/>
          <table:table-cell table:style-name="ce3"/>
          <table:table-cell table:style-name="ce4" table:number-columns-repeated="3"/>
          <table:table-cell table:style-name="ce3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Clean 3x3</text:p>
          </table:table-cell>
          <table:table-cell table:style-name="ce5" table:formula="of:=['file:///home/debian/workspaces/Training/Plans/More%20Squat%20Cycle.ods'#$'Cycle Med Movement'.$D$11]" office:value-type="float" office:value="0.786" calcext:value-type="float">
            <text:p>0.786</text:p>
          </table:table-cell>
          <table:table-cell table:style-name="ce9" table:formula="of:=['file:///home/debian/workspaces/Training/Plans/More%20Squat%20Cycle.ods'#$'Cycle Med Movement'.$K$11]" office:value-type="float" office:value="86.46" calcext:value-type="float">
            <text:p>86.46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9" table:formula="of:=['file:///home/debian/workspaces/Training/Plans/More%20Squat%20Cycle.ods'#$'Cycle Med Movement'.$F$11]" office:value-type="float" office:value="0.845161290322581" calcext:value-type="float">
            <text:p>0.85</text:p>
          </table:table-cell>
          <table:table-cell table:style-name="ce15"/>
          <table:table-cell table:style-name="ce3" table:number-columns-repeated="11"/>
          <table:table-cell table:number-columns-repeated="1005"/>
        </table:table-row>
        <table:table-row table:style-name="ro1" table:number-rows-repeated="5">
          <table:table-cell/>
          <table:table-cell table:style-name="ce3" table:number-columns-repeated="2"/>
          <table:table-cell table:style-name="ce11"/>
          <table:table-cell table:style-name="ce3" table:number-columns-repeated="2"/>
          <table:table-cell table:style-name="ce11"/>
          <table:table-cell table:style-name="ce15"/>
          <table:table-cell table:style-name="ce3" table:number-columns-repeated="11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ycle 1 </text:p>
          </table:table-cell>
          <table:table-cell office:value-type="string" calcext:value-type="string">
            <text:p>Workou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ull</text:p>
          </table:table-cell>
          <table:table-cell table:style-name="Default"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elative Intensity</text:p>
          </table:table-cell>
          <table:table-cell/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Deadlift</text:p>
          </table:table-cell>
          <table:table-cell table:style-name="ce5" table:formula="of:=['file:///home/debian/workspaces/Training/Plans/More%20Squat%20Cycle.ods'#$'Cycle Heavy Movement'.$D$11]" office:value-type="float" office:value="0.6996" calcext:value-type="float">
            <text:p>0.6996</text:p>
          </table:table-cell>
          <table:table-cell table:style-name="ce9" table:formula="of:=['file:///home/debian/workspaces/Training/Plans/More%20Squat%20Cycle.ods'#$'Cycle Heavy Movement'.$H$11]" office:value-type="float" office:value="139.125" calcext:value-type="float">
            <text:p>139.13</text:p>
          </table:table-cell>
          <table:table-cell table:style-name="ce5" table:formula="of:=['file:///home/debian/workspaces/Training/Plans/More%20Squat%20Cycle.ods'#$'Cycle Heavy Movement'.$E$11]" office:value-type="float" office:value="7" calcext:value-type="float">
            <text:p>7</text:p>
          </table:table-cell>
          <table:table-cell table:style-name="ce5" table:formula="of:=['file:///home/debian/workspaces/Training/Plans/More%20Squat%20Cycle.ods'#$'Cycle Heavy Movement'.$G$11]" office:value-type="float" office:value="3" calcext:value-type="float">
            <text:p>3</text:p>
          </table:table-cell>
          <table:table-cell table:style-name="ce9" table:formula="of:=['file:///home/debian/workspaces/Training/Plans/More%20Squat%20Cycle.ods'#$'Cycle Heavy Movement'.$F$11]" office:value-type="float" office:value="0.84289156626506" calcext:value-type="float">
            <text:p>0.84</text:p>
          </table:table-cell>
          <table:table-cell table:style-name="ce15"/>
          <table:table-cell table:style-name="ce5" table:formula="of:=['file:///home/debian/workspaces/Training/Plans/More%20Squat%20Cycle.ods'#$'Cycle Heavy Movement'.D19]" office:value-type="float" office:value="0.7376" calcext:value-type="float">
            <text:p>0.7376</text:p>
          </table:table-cell>
          <table:table-cell table:style-name="ce5" table:formula="of:=['file:///home/debian/workspaces/Training/Plans/More%20Squat%20Cycle.ods'#$'Cycle Heavy Movement'.D27]" office:value-type="float" office:value="0.776" calcext:value-type="float">
            <text:p>0.776</text:p>
          </table:table-cell>
          <table:table-cell table:style-name="ce3"/>
          <table:table-cell table:style-name="ce6" table:number-columns-repeated="3"/>
          <table:table-cell table:style-name="ce3"/>
          <table:table-cell table:style-name="ce4" table:number-columns-repeated="3"/>
          <table:table-cell table:style-name="ce3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Clean Pull</text:p>
          </table:table-cell>
          <table:table-cell table:style-name="ce6" table:formula="of:=['file:///home/debian/workspaces/Training/Plans/More%20Squat%20Cycle.ods'#$'Cycle Low Volume'.$D$13]" office:value-type="float" office:value="0.762" calcext:value-type="float">
            <text:p>0.762</text:p>
          </table:table-cell>
          <table:table-cell table:style-name="ce10" table:formula="of:=['file:///home/debian/workspaces/Training/Plans/More%20Squat%20Cycle.ods'#$'Cycle Low Volume'.$I$13]" office:value-type="float" office:value="94.2258064516129" calcext:value-type="float">
            <text:p>94.23</text:p>
          </table:table-cell>
          <table:table-cell table:style-name="ce6" table:formula="of:=['file:///home/debian/workspaces/Training/Plans/More%20Squat%20Cycle.ods'#$'Cycle Low Volume'.$E$13]" office:value-type="float" office:value="4" calcext:value-type="float">
            <text:p>4</text:p>
          </table:table-cell>
          <table:table-cell table:style-name="ce6" table:formula="of:=['file:///home/debian/workspaces/Training/Plans/More%20Squat%20Cycle.ods'#$'Cycle Low Volume'.$G$13]" office:value-type="float" office:value="3" calcext:value-type="float">
            <text:p>3</text:p>
          </table:table-cell>
          <table:table-cell table:style-name="ce10" table:formula="of:=['file:///home/debian/workspaces/Training/Plans/More%20Squat%20Cycle.ods'#$'Cycle Low Volume'.$F$13]" office:value-type="float" office:value="0.846666666666667" calcext:value-type="float">
            <text:p>0.85</text:p>
          </table:table-cell>
          <table:table-cell table:style-name="ce15"/>
          <table:table-cell table:style-name="ce6" table:formula="of:=['file:///home/debian/workspaces/Training/Plans/More%20Squat%20Cycle.ods'#$'Cycle Low Volume'.D21]" office:value-type="float" office:value="0.8232" calcext:value-type="float">
            <text:p>0.8232</text:p>
          </table:table-cell>
          <table:table-cell table:style-name="ce6" table:formula="of:=['file:///home/debian/workspaces/Training/Plans/More%20Squat%20Cycle.ods'#$'Cycle Low Volume'.D29]" office:value-type="float" office:value="0.8496" calcext:value-type="float">
            <text:p>0.8496</text:p>
          </table:table-cell>
          <table:table-cell table:style-name="ce3"/>
          <table:table-cell table:style-name="ce4" table:number-columns-repeated="3"/>
          <table:table-cell table:style-name="ce3"/>
          <table:table-cell table:style-name="ce5" table:number-columns-repeated="3"/>
          <table:table-cell table:style-name="ce3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Snatch Pull </text:p>
          </table:table-cell>
          <table:table-cell table:style-name="ce4" table:formula="of:=['file:///home/debian/workspaces/Training/Plans/More%20Squat%20Cycle.ods'#$'Cycle Low Volume'.$D$15]" office:value-type="float" office:value="0.8046" calcext:value-type="float">
            <text:p>0.8046</text:p>
          </table:table-cell>
          <table:table-cell table:style-name="ce8" table:formula="of:=['file:///home/debian/workspaces/Training/Plans/More%20Squat%20Cycle.ods'#$'Cycle Low Volume'.$J$15]" office:value-type="float" office:value="88.6790322580645" calcext:value-type="float">
            <text:p>88.68</text:p>
          </table:table-cell>
          <table:table-cell table:style-name="ce4" table:formula="of:=['file:///home/debian/workspaces/Training/Plans/More%20Squat%20Cycle.ods'#$'Cycle Low Volume'.$E$15]" office:value-type="float" office:value="3" calcext:value-type="float">
            <text:p>3</text:p>
          </table:table-cell>
          <table:table-cell table:style-name="ce4" table:formula="of:=['file:///home/debian/workspaces/Training/Plans/More%20Squat%20Cycle.ods'#$'Cycle Low Volume'.$G$15]" office:value-type="float" office:value="4" calcext:value-type="float">
            <text:p>4</text:p>
          </table:table-cell>
          <table:table-cell table:style-name="ce8" table:formula="of:=['file:///home/debian/workspaces/Training/Plans/More%20Squat%20Cycle.ods'#$'Cycle Low Volume'.$F$15]" office:value-type="float" office:value="0.865161290322581" calcext:value-type="float">
            <text:p>0.87</text:p>
          </table:table-cell>
          <table:table-cell table:style-name="ce15"/>
          <table:table-cell table:style-name="ce4" table:formula="of:=['file:///home/debian/workspaces/Training/Plans/More%20Squat%20Cycle.ods'#$'Cycle Low Volume'.D21]" office:value-type="float" office:value="0.8232" calcext:value-type="float">
            <text:p>0.8232</text:p>
          </table:table-cell>
          <table:table-cell table:style-name="ce4" table:formula="of:=['file:///home/debian/workspaces/Training/Plans/More%20Squat%20Cycle.ods'#$'Cycle Low Volume'.D31]" office:value-type="float" office:value="0.8688" calcext:value-type="float">
            <text:p>0.8688</text:p>
          </table:table-cell>
          <table:table-cell table:style-name="ce3"/>
          <table:table-cell table:style-name="ce5" table:number-columns-repeated="3"/>
          <table:table-cell table:style-name="ce3"/>
          <table:table-cell table:style-name="ce6" table:number-columns-repeated="3"/>
          <table:table-cell table:style-name="ce3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SLDL</text:p>
          </table:table-cell>
          <table:table-cell table:style-name="ce4" table:formula="of:=['file:///home/debian/workspaces/Training/Plans/More%20Squat%20Cycle.ods'#$'Cycle Heavy Movement'.$D$15]" office:value-type="float" office:value="0.7936" calcext:value-type="float">
            <text:p>0.7936</text:p>
          </table:table-cell>
          <table:table-cell table:style-name="ce8" table:formula="of:=['file:///home/debian/workspaces/Training/Plans/More%20Squat%20Cycle.ods'#$'Cycle Heavy Movement'.$K$15]" office:value-type="float" office:value="175.854545454545" calcext:value-type="float">
            <text:p>175.85</text:p>
          </table:table-cell>
          <table:table-cell table:style-name="ce4" table:formula="of:=['file:///home/debian/workspaces/Training/Plans/More%20Squat%20Cycle.ods'#$'Cycle Heavy Movement'.$E$15]" office:value-type="float" office:value="5" calcext:value-type="float">
            <text:p>5</text:p>
          </table:table-cell>
          <table:table-cell table:style-name="ce4" table:formula="of:=['file:///home/debian/workspaces/Training/Plans/More%20Squat%20Cycle.ods'#$'Cycle Heavy Movement'.$G$15]" office:value-type="float" office:value="3" calcext:value-type="float">
            <text:p>3</text:p>
          </table:table-cell>
          <table:table-cell table:style-name="ce8" table:formula="of:=['file:///home/debian/workspaces/Training/Plans/More%20Squat%20Cycle.ods'#$'Cycle Heavy Movement'.$F$15]" office:value-type="float" office:value="0.901818181818182" calcext:value-type="float">
            <text:p>0.90</text:p>
          </table:table-cell>
          <table:table-cell table:style-name="ce15"/>
          <table:table-cell table:style-name="ce4" table:formula="of:=['file:///home/debian/workspaces/Training/Plans/More%20Squat%20Cycle.ods'#$'Cycle Heavy Movement'.D23]" office:value-type="float" office:value="0.816" calcext:value-type="float">
            <text:p>0.816</text:p>
          </table:table-cell>
          <table:table-cell table:style-name="ce4" table:formula="of:=['file:///home/debian/workspaces/Training/Plans/More%20Squat%20Cycle.ods'#$'Cycle Heavy Movement'.D31]" office:value-type="float" office:value="0.8418" calcext:value-type="float">
            <text:p>0.8418</text:p>
          </table:table-cell>
          <table:table-cell table:style-name="ce3"/>
          <table:table-cell table:style-name="ce5" table:number-columns-repeated="3"/>
          <table:table-cell table:style-name="ce3"/>
          <table:table-cell table:style-name="ce6" table:number-columns-repeated="3"/>
          <table:table-cell table:style-name="ce3"/>
          <table:table-cell table:number-columns-repeated="1005"/>
        </table:table-row>
        <table:table-row table:style-name="ro1" table:number-rows-repeated="2">
          <table:table-cell/>
          <table:table-cell table:style-name="ce3" table:number-columns-repeated="2"/>
          <table:table-cell table:style-name="ce11"/>
          <table:table-cell table:style-name="ce3" table:number-columns-repeated="2"/>
          <table:table-cell table:style-name="ce11"/>
          <table:table-cell table:style-name="ce15"/>
          <table:table-cell table:style-name="ce3" table:number-columns-repeated="11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Block Pulls</text:p>
          </table:table-cell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15"/>
          <table:table-cell table:style-name="ce3" table:number-columns-repeated="11"/>
          <table:table-cell table:number-columns-repeated="1005"/>
        </table:table-row>
        <table:table-row table:style-name="ro1" table:number-rows-repeated="4">
          <table:table-cell/>
          <table:table-cell table:style-name="ce3" table:number-columns-repeated="2"/>
          <table:table-cell table:style-name="ce11"/>
          <table:table-cell table:style-name="ce3" table:number-columns-repeated="2"/>
          <table:table-cell table:style-name="ce11"/>
          <table:table-cell table:style-name="ce15"/>
          <table:table-cell table:style-name="ce3" table:number-columns-repeated="11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ycle 1 </text:p>
          </table:table-cell>
          <table:table-cell office:value-type="string" calcext:value-type="string">
            <text:p>Workou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quat</text:p>
          </table:table-cell>
          <table:table-cell table:style-name="Default"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elative Intensity</text:p>
          </table:table-cell>
          <table:table-cell/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Backsquat</text:p>
          </table:table-cell>
          <table:table-cell table:style-name="ce6" table:formula="of:=['file:///home/debian/workspaces/Training/Plans/More%20Squat%20Cycle.ods'#$'Cycle Heavy Movement'.$D$13]" office:value-type="float" office:value="0.7548" calcext:value-type="float">
            <text:p>0.7548</text:p>
          </table:table-cell>
          <table:table-cell table:style-name="ce10" table:formula="of:=['file:///home/debian/workspaces/Training/Plans/More%20Squat%20Cycle.ods'#$'Cycle Heavy Movement'.$I$13]" office:value-type="float" office:value="115.316666666667" calcext:value-type="float">
            <text:p>115.32</text:p>
          </table:table-cell>
          <table:table-cell table:style-name="ce6" table:formula="of:=['file:///home/debian/workspaces/Training/Plans/More%20Squat%20Cycle.ods'#$'Cycle Heavy Movement'.$E$13]" office:value-type="float" office:value="6" calcext:value-type="float">
            <text:p>6</text:p>
          </table:table-cell>
          <table:table-cell table:style-name="ce6" table:formula="of:=['file:///home/debian/workspaces/Training/Plans/More%20Squat%20Cycle.ods'#$'Cycle Heavy Movement'.$G$13]" office:value-type="float" office:value="3" calcext:value-type="float">
            <text:p>3</text:p>
          </table:table-cell>
          <table:table-cell table:style-name="ce10" table:formula="of:=['file:///home/debian/workspaces/Training/Plans/More%20Squat%20Cycle.ods'#$'Cycle Heavy Movement'.$F$13]" office:value-type="float" office:value="0.877674418604651" calcext:value-type="float">
            <text:p>0.88</text:p>
          </table:table-cell>
          <table:table-cell table:style-name="ce15"/>
          <table:table-cell table:style-name="ce6" table:formula="of:=['file:///home/debian/workspaces/Training/Plans/More%20Squat%20Cycle.ods'#$'Cycle Heavy Movement'.D21]" office:value-type="float" office:value="0.776" calcext:value-type="float">
            <text:p>0.776</text:p>
          </table:table-cell>
          <table:table-cell table:style-name="ce6" table:formula="of:=['file:///home/debian/workspaces/Training/Plans/More%20Squat%20Cycle.ods'#$'Cycle Heavy Movement'.D29:.D30]" office:value-type="float" office:value="0.798" calcext:value-type="float">
            <text:p>0.798</text:p>
          </table:table-cell>
          <table:table-cell table:style-name="ce3"/>
          <table:table-cell table:style-name="ce4" table:number-columns-repeated="3"/>
          <table:table-cell table:style-name="ce3"/>
          <table:table-cell table:style-name="ce5" table:number-columns-repeated="3"/>
          <table:table-cell table:style-name="ce3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Frontsquat</text:p>
          </table:table-cell>
          <table:table-cell table:style-name="ce5" table:formula="of:=['file:///home/debian/workspaces/Training/Plans/More%20Squat%20Cycle.ods'#$'Cycle Heavy Movement'.$D$11]" office:value-type="float" office:value="0.6996" calcext:value-type="float">
            <text:p>0.6996</text:p>
          </table:table-cell>
          <table:table-cell table:style-name="ce9" table:formula="of:=['file:///home/debian/workspaces/Training/Plans/More%20Squat%20Cycle.ods'#$'Cycle Heavy Movement'.$L$11]" office:value-type="float" office:value="97.7935483870968" calcext:value-type="float">
            <text:p>97.79</text:p>
          </table:table-cell>
          <table:table-cell table:style-name="ce5" table:formula="of:=['file:///home/debian/workspaces/Training/Plans/More%20Squat%20Cycle.ods'#$'Cycle Heavy Movement'.$E$11]" office:value-type="float" office:value="7" calcext:value-type="float">
            <text:p>7</text:p>
          </table:table-cell>
          <table:table-cell table:style-name="ce5" table:formula="of:=['file:///home/debian/workspaces/Training/Plans/More%20Squat%20Cycle.ods'#$'Cycle Heavy Movement'.$G$11]" office:value-type="float" office:value="3" calcext:value-type="float">
            <text:p>3</text:p>
          </table:table-cell>
          <table:table-cell table:style-name="ce9" table:formula="of:=['file:///home/debian/workspaces/Training/Plans/More%20Squat%20Cycle.ods'#$'Cycle Heavy Movement'.$F$11]" office:value-type="float" office:value="0.84289156626506" calcext:value-type="float">
            <text:p>0.84</text:p>
          </table:table-cell>
          <table:table-cell table:style-name="ce15"/>
          <table:table-cell table:style-name="ce5" table:formula="of:=['file:///home/debian/workspaces/Training/Plans/More%20Squat%20Cycle.ods'#$'Cycle Heavy Movement'.D19:.D21]" office:value-type="float" office:value="0.7376" calcext:value-type="float">
            <text:p>0.7376</text:p>
          </table:table-cell>
          <table:table-cell table:style-name="ce5" table:formula="of:=['file:///home/debian/workspaces/Training/Plans/More%20Squat%20Cycle.ods'#$'Cycle Heavy Movement'.D27:.D28]" office:value-type="float" office:value="0.776" calcext:value-type="float">
            <text:p>0.776</text:p>
          </table:table-cell>
          <table:table-cell table:style-name="ce3"/>
          <table:table-cell table:style-name="ce6" table:number-columns-repeated="3"/>
          <table:table-cell table:style-name="ce3"/>
          <table:table-cell table:style-name="ce4" table:number-columns-repeated="3"/>
          <table:table-cell table:style-name="ce3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Paused Backsquat</text:p>
          </table:table-cell>
          <table:table-cell table:style-name="ce4" table:formula="of:=['file:///home/debian/workspaces/Training/Plans/More%20Squat%20Cycle.ods'#$'Cycle Heavy Movement'.$D$15]" office:value-type="float" office:value="0.7936" calcext:value-type="float">
            <text:p>0.7936</text:p>
          </table:table-cell>
          <table:table-cell table:style-name="ce8" table:formula="of:=['file:///home/debian/workspaces/Training/Plans/More%20Squat%20Cycle.ods'#$'Cycle Heavy Movement'.$J$15]" office:value-type="float" office:value="109.12" calcext:value-type="float">
            <text:p>109.12</text:p>
          </table:table-cell>
          <table:table-cell table:style-name="ce4" table:formula="of:=['file:///home/debian/workspaces/Training/Plans/More%20Squat%20Cycle.ods'#$'Cycle Heavy Movement'.$E$15]" office:value-type="float" office:value="5" calcext:value-type="float">
            <text:p>5</text:p>
          </table:table-cell>
          <table:table-cell table:style-name="ce4" table:formula="of:=['file:///home/debian/workspaces/Training/Plans/More%20Squat%20Cycle.ods'#$'Cycle Heavy Movement'.$G$15]" office:value-type="float" office:value="3" calcext:value-type="float">
            <text:p>3</text:p>
          </table:table-cell>
          <table:table-cell table:style-name="ce8" table:formula="of:=['file:///home/debian/workspaces/Training/Plans/More%20Squat%20Cycle.ods'#$'Cycle Heavy Movement'.$F$15]" office:value-type="float" office:value="0.901818181818182" calcext:value-type="float">
            <text:p>0.90</text:p>
          </table:table-cell>
          <table:table-cell table:style-name="ce15"/>
          <table:table-cell table:style-name="ce4" table:formula="of:=['file:///home/debian/workspaces/Training/Plans/More%20Squat%20Cycle.ods'#$'Cycle Heavy Movement'.D23:.D24]" office:value-type="float" office:value="0.816" calcext:value-type="float">
            <text:p>0.816</text:p>
          </table:table-cell>
          <table:table-cell table:style-name="ce4" table:formula="of:=['file:///home/debian/workspaces/Training/Plans/More%20Squat%20Cycle.ods'#$'Cycle Heavy Movement'.D31]" office:value-type="float" office:value="0.8418" calcext:value-type="float">
            <text:p>0.8418</text:p>
          </table:table-cell>
          <table:table-cell table:style-name="ce3"/>
          <table:table-cell table:style-name="ce5" table:number-columns-repeated="3"/>
          <table:table-cell table:style-name="ce3"/>
          <table:table-cell table:style-name="ce6" table:number-columns-repeated="3"/>
          <table:table-cell table:style-name="ce3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OVS</text:p>
          </table:table-cell>
          <table:table-cell table:style-name="ce6" table:formula="of:=['file:///home/debian/workspaces/Training/Plans/More%20Squat%20Cycle.ods'#$'Cycle Low Volume'.$D$13]" office:value-type="float" office:value="0.762" calcext:value-type="float">
            <text:p>0.762</text:p>
          </table:table-cell>
          <table:table-cell table:style-name="ce10" table:formula="of:=['file:///home/debian/workspaces/Training/Plans/More%20Squat%20Cycle.ods'#$'Cycle Low Volume'.$H$13]" office:value-type="float" office:value="69.85" calcext:value-type="float">
            <text:p>69.85</text:p>
          </table:table-cell>
          <table:table-cell table:style-name="ce6" table:formula="of:=['file:///home/debian/workspaces/Training/Plans/More%20Squat%20Cycle.ods'#$'Cycle Low Volume'.$E$13]" office:value-type="float" office:value="4" calcext:value-type="float">
            <text:p>4</text:p>
          </table:table-cell>
          <table:table-cell table:style-name="ce6" table:formula="of:=['file:///home/debian/workspaces/Training/Plans/More%20Squat%20Cycle.ods'#$'Cycle Low Volume'.$G$13]" office:value-type="float" office:value="3" calcext:value-type="float">
            <text:p>3</text:p>
          </table:table-cell>
          <table:table-cell table:style-name="ce10" table:formula="of:=['file:///home/debian/workspaces/Training/Plans/More%20Squat%20Cycle.ods'#$'Cycle Low Volume'.$F$13]" office:value-type="float" office:value="0.846666666666667" calcext:value-type="float">
            <text:p>0.85</text:p>
          </table:table-cell>
          <table:table-cell table:style-name="ce15"/>
          <table:table-cell table:style-name="ce6" table:formula="of:=['file:///home/debian/workspaces/Training/Plans/More%20Squat%20Cycle.ods'#$'Cycle Low Volume'.D21:.D22]" office:value-type="float" office:value="0.8232" calcext:value-type="float">
            <text:p>0.8232</text:p>
          </table:table-cell>
          <table:table-cell table:style-name="ce6" table:formula="of:=['file:///home/debian/workspaces/Training/Plans/More%20Squat%20Cycle.ods'#$'Cycle Low Volume'.D29]" office:value-type="float" office:value="0.8496" calcext:value-type="float">
            <text:p>0.8496</text:p>
          </table:table-cell>
          <table:table-cell table:style-name="ce3"/>
          <table:table-cell table:style-name="ce4" table:number-columns-repeated="3"/>
          <table:table-cell table:style-name="ce3"/>
          <table:table-cell table:style-name="ce5" table:number-columns-repeated="3"/>
          <table:table-cell table:style-name="ce3"/>
          <table:table-cell table:number-columns-repeated="1005"/>
        </table:table-row>
        <table:table-row table:style-name="ro1">
          <table:table-cell/>
          <table:table-cell table:style-name="ce3" table:number-columns-repeated="2"/>
          <table:table-cell table:style-name="ce11"/>
          <table:table-cell table:style-name="ce12" table:number-columns-repeated="2"/>
          <table:table-cell table:style-name="ce13"/>
          <table:table-cell table:style-name="ce15"/>
          <table:table-cell table:style-name="ce3" table:number-columns-repeated="11"/>
          <table:table-cell table:number-columns-repeated="1005"/>
        </table:table-row>
        <table:table-row table:style-name="ro1" table:number-rows-repeated="6">
          <table:table-cell/>
          <table:table-cell table:style-name="ce3" table:number-columns-repeated="2"/>
          <table:table-cell table:style-name="ce11"/>
          <table:table-cell table:style-name="ce3" table:number-columns-repeated="2"/>
          <table:table-cell table:style-name="ce11"/>
          <table:table-cell table:style-name="ce15"/>
          <table:table-cell table:style-name="ce3" table:number-columns-repeated="11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ycle 1 </text:p>
          </table:table-cell>
          <table:table-cell office:value-type="string" calcext:value-type="string">
            <text:p>Workou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table:style-name="Default"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elative Intensity</text:p>
          </table:table-cell>
          <table:table-cell/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Press</text:p>
          </table:table-cell>
          <table:table-cell table:style-name="ce5" table:formula="of:=['file:///home/debian/workspaces/Training/Plans/More%20Squat%20Cycle.ods'#$'Cycle Low Volume'.$D$11]" office:value-type="float" office:value="0.7232" calcext:value-type="float">
            <text:p>0.7232</text:p>
          </table:table-cell>
          <table:table-cell table:style-name="ce9" table:formula="of:=['file:///home/debian/workspaces/Training/Plans/More%20Squat%20Cycle.ods'#$'Cycle Low Volume'.$K$11]" office:value-type="float" office:value="50.5462365591398" calcext:value-type="float">
            <text:p>50.55</text:p>
          </table:table-cell>
          <table:table-cell table:style-name="ce5" table:formula="of:=['file:///home/debian/workspaces/Training/Plans/More%20Squat%20Cycle.ods'#$'Cycle Low Volume'.$E$11]" office:value-type="float" office:value="5" calcext:value-type="float">
            <text:p>5</text:p>
          </table:table-cell>
          <table:table-cell table:style-name="ce5" table:formula="of:=['file:///home/debian/workspaces/Training/Plans/More%20Squat%20Cycle.ods'#$'Cycle Low Volume'.$G$11]" office:value-type="float" office:value="3" calcext:value-type="float">
            <text:p>3</text:p>
          </table:table-cell>
          <table:table-cell table:style-name="ce9" table:formula="of:=['file:///home/debian/workspaces/Training/Plans/More%20Squat%20Cycle.ods'#$'Cycle Low Volume'.$F$11]" office:value-type="float" office:value="0.821818181818182" calcext:value-type="float">
            <text:p>0.82</text:p>
          </table:table-cell>
          <table:table-cell table:style-name="ce15"/>
          <table:table-cell table:style-name="ce5" table:formula="of:=['file:///home/debian/workspaces/Training/Plans/More%20Squat%20Cycle.ods'#$'Cycle Low Volume'.D19]" office:value-type="float" office:value="0.762" calcext:value-type="float">
            <text:p>0.762</text:p>
          </table:table-cell>
          <table:table-cell table:style-name="ce5" table:formula="of:=['file:///home/debian/workspaces/Training/Plans/More%20Squat%20Cycle.ods'#$'Cycle Low Volume'.D27:.D28]" office:value-type="float" office:value="0.8046" calcext:value-type="float">
            <text:p>0.8046</text:p>
          </table:table-cell>
          <table:table-cell table:style-name="ce3"/>
          <table:table-cell table:style-name="ce6" table:number-columns-repeated="3"/>
          <table:table-cell table:style-name="ce3"/>
          <table:table-cell table:style-name="ce4" table:number-columns-repeated="3"/>
          <table:table-cell table:style-name="ce3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Jerk</text:p>
          </table:table-cell>
          <table:table-cell table:style-name="ce4" table:formula="of:=['file:///home/debian/workspaces/Training/Plans/More%20Squat%20Cycle.ods'#$'Cycle Med Movement'.$D$15]" office:value-type="float" office:value="0.8232" calcext:value-type="float">
            <text:p>0.8232</text:p>
          </table:table-cell>
          <table:table-cell table:style-name="ce8" table:formula="of:=['file:///home/debian/workspaces/Training/Plans/More%20Squat%20Cycle.ods'#$'Cycle Med Movement'.$L$15]" office:value-type="float" office:value="98.6125" calcext:value-type="float">
            <text:p>98.61</text:p>
          </table:table-cell>
          <table:table-cell table:style-name="ce4" table:formula="of:=['file:///home/debian/workspaces/Training/Plans/More%20Squat%20Cycle.ods'#$'Cycle Med Movement'.$E$15]" office:value-type="float" office:value="3" calcext:value-type="float">
            <text:p>3</text:p>
          </table:table-cell>
          <table:table-cell table:style-name="ce4" table:formula="of:=['file:///home/debian/workspaces/Training/Plans/More%20Squat%20Cycle.ods'#$'Cycle Med Movement'.$G$15]" office:value-type="float" office:value="5" calcext:value-type="float">
            <text:p>5</text:p>
          </table:table-cell>
          <table:table-cell table:style-name="ce8" table:formula="of:=['file:///home/debian/workspaces/Training/Plans/More%20Squat%20Cycle.ods'#$'Cycle Med Movement'.$F$15]" office:value-type="float" office:value="0.885161290322581" calcext:value-type="float">
            <text:p>0.89</text:p>
          </table:table-cell>
          <table:table-cell table:style-name="ce15"/>
          <table:table-cell table:style-name="ce4" table:formula="of:=['file:///home/debian/workspaces/Training/Plans/More%20Squat%20Cycle.ods'#$'Cycle Med Movement'.D23:.D24]" office:value-type="float" office:value="0.8496" calcext:value-type="float">
            <text:p>0.8496</text:p>
          </table:table-cell>
          <table:table-cell table:style-name="ce4" table:formula="of:=['file:///home/debian/workspaces/Training/Plans/More%20Squat%20Cycle.ods'#$'Cycle Med Movement'.D31]" office:value-type="float" office:value="0.8688" calcext:value-type="float">
            <text:p>0.8688</text:p>
          </table:table-cell>
          <table:table-cell table:style-name="ce3"/>
          <table:table-cell table:style-name="ce5" table:number-columns-repeated="3"/>
          <table:table-cell table:style-name="ce3"/>
          <table:table-cell table:style-name="ce6" table:number-columns-repeated="3"/>
          <table:table-cell table:style-name="ce3"/>
          <table:table-cell table:number-columns-repeated="1005"/>
        </table:table-row>
        <table:table-row table:style-name="ro1" table:number-rows-repeated="9">
          <table:table-cell/>
          <table:table-cell table:style-name="ce3" table:number-columns-repeated="2"/>
          <table:table-cell table:style-name="ce11"/>
          <table:table-cell table:style-name="ce3" table:number-columns-repeated="2"/>
          <table:table-cell table:style-name="ce11"/>
          <table:table-cell table:style-name="ce15"/>
          <table:table-cell table:style-name="ce3" table:number-columns-repeated="11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VG Intensity</text:p>
          </table:table-cell>
          <table:table-cell office:value-type="string" calcext:value-type="string">
            <text:p>AVG Weight</text:p>
          </table:table-cell>
          <table:table-cell office:value-type="string" calcext:value-type="string">
            <text:p>AVG Reps</text:p>
          </table:table-cell>
          <table:table-cell office:value-type="string" calcext:value-type="string">
            <text:p>AVG Sets</text:p>
          </table:table-cell>
          <table:table-cell office:value-type="string" calcext:value-type="string">
            <text:p>AVG Relative Intensity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" table:formula="of:=AVERAGE([.C48:.C49];[.C34:.C37];[.C20:.C23];[.C6:.C11])" office:value-type="float" office:value="0.7531375" calcext:value-type="float">
            <text:p>0.75</text:p>
          </table:table-cell>
          <table:table-cell table:formula="of:=AVERAGE([.D48:.D49];[.D34:.D37];[.D20:.D23];[.D6:.D11])" office:value-type="float" office:value="90.7578025720919" calcext:value-type="float">
            <text:p>90.76</text:p>
          </table:table-cell>
          <table:table-cell table:style-name="ce7" table:formula="of:=AVERAGE([.E48:.E49];[.E34:.E37];[.E20:.E23];[.E6:.E11])" office:value-type="float" office:value="4.375" calcext:value-type="float">
            <text:p>4.38</text:p>
          </table:table-cell>
          <table:table-cell table:style-name="ce7" table:formula="of:=AVERAGE([.F48:.F49];[.F34:.F37];[.F20:.F23];[.F6:.F11])" office:value-type="float" office:value="3.4375" calcext:value-type="float">
            <text:p>3.44</text:p>
          </table:table-cell>
          <table:table-cell table:formula="of:=AVERAGE([.G48:.G49];[.G34:.G37];[.G20:.G23];[.G6:.G11])" office:value-type="float" office:value="0.842586575929306" calcext:value-type="float">
            <text:p>0.84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 Workload </text:p>
          </table:table-cell>
          <table:table-cell table:number-columns-repeated="1021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ercise WUP" table:style-name="ta1" table:print="false">
        <table:table-column table:style-name="co1" table:default-cell-style-name="ce2"/>
        <table:table-column table:style-name="co5" table:default-cell-style-name="ce2"/>
        <table:table-column table:style-name="co1" table:number-columns-repeated="1022" table:default-cell-style-name="ce2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xcerci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lympic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Snatch Complex x5: Power + Drop Snatch</text:p>
          </table:table-cell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Snatch Complex x3 + Snatch x 3</text:p>
          </table:table-cell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table:number-columns-repeated="1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Clean Complex x5: Clean + Push Press</text:p>
          </table:table-cell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Clean Complex x3 + <text:s/>Clean x3</text:p>
          </table:table-cell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1010"/>
        </table:table-row>
        <table:table-row table:style-name="ro1" table:number-rows-repeated="6">
          <table:table-cell/>
          <table:table-cell table:style-name="ce3" table:number-columns-repeated="13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ull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Deadlift</text:p>
          </table:table-cell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Clean Pull</text:p>
          </table:table-cell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Snatch Pull </text:p>
          </table:table-cell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SLDL</text:p>
          </table:table-cell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1010"/>
        </table:table-row>
        <table:table-row table:style-name="ro1" table:number-rows-repeated="2">
          <table:table-cell/>
          <table:table-cell table:style-name="ce3" table:number-columns-repeated="1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Block Pulls</text:p>
          </table:table-cell>
          <table:table-cell table:style-name="ce3" table:number-columns-repeated="12"/>
          <table:table-cell table:number-columns-repeated="1010"/>
        </table:table-row>
        <table:table-row table:style-name="ro1" table:number-rows-repeated="4">
          <table:table-cell/>
          <table:table-cell table:style-name="ce3" table:number-columns-repeated="13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quat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Backsquat</text:p>
          </table:table-cell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Frontsquat</text:p>
          </table:table-cell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Paused Backsquat</text:p>
          </table:table-cell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OVS</text:p>
          </table:table-cell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1010"/>
        </table:table-row>
        <table:table-row table:style-name="ro1" table:number-rows-repeated="7">
          <table:table-cell/>
          <table:table-cell table:style-name="ce3" table:number-columns-repeated="13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Press</text:p>
          </table:table-cell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Jerk</text:p>
          </table:table-cell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1010"/>
        </table:table-row>
        <table:table-row table:style-name="ro1" table:number-rows-repeated="9">
          <table:table-cell/>
          <table:table-cell table:style-name="ce3" table:number-columns-repeated="13"/>
          <table:table-cell table:number-columns-repeated="1010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 1" table:style-name="ta1">
        <table:table-column table:style-name="co1" table:default-cell-style-name="Default"/>
        <table:table-column table:style-name="co1" table:default-cell-style-name="ce18"/>
        <table:table-column table:style-name="co1" table:number-columns-repeated="3" table:default-cell-style-name="Default"/>
        <table:table-column table:style-name="co1" table:default-cell-style-name="ce23"/>
        <table:table-column table:style-name="co6" table:default-cell-style-name="ce23"/>
        <table:table-column table:style-name="co1" table:default-cell-style-name="ce18"/>
        <table:table-column table:style-name="co1" table:number-columns-repeated="3" table:default-cell-style-name="Default"/>
        <table:table-column table:style-name="co1" table:default-cell-style-name="ce23"/>
        <table:table-column table:style-name="co2" table:default-cell-style-name="ce23"/>
        <table:table-column table:style-name="co1" table:default-cell-style-name="ce18"/>
        <table:table-column table:style-name="co1" table:number-columns-repeated="3" table:default-cell-style-name="Default"/>
        <table:table-column table:style-name="co1" table:default-cell-style-name="ce23"/>
        <table:table-column table:style-name="co7" table:default-cell-style-name="ce23"/>
        <table:table-column table:style-name="co1" table:default-cell-style-name="ce18"/>
        <table:table-column table:style-name="co1" table:number-columns-repeated="3" table:default-cell-style-name="Default"/>
        <table:table-column table:style-name="co1" table:default-cell-style-name="ce23"/>
        <table:table-column table:style-name="co8" table:default-cell-style-name="ce23"/>
        <table:table-column table:style-name="co1" table:default-cell-style-name="ce18"/>
        <table:table-column table:style-name="co1" table:number-columns-repeated="3" table:default-cell-style-name="Default"/>
        <table:table-column table:style-name="co1" table:number-columns-repeated="2" table:default-cell-style-name="ce23"/>
        <table:table-column table:style-name="co1" table:default-cell-style-name="ce18"/>
        <table:table-column table:style-name="co1" table:number-columns-repeated="3" table:default-cell-style-name="Default"/>
        <table:table-column table:style-name="co1" table:default-cell-style-name="ce23"/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Movement</text:p>
          </table:table-cell>
          <table:table-cell table:style-name="ce17"/>
          <table:table-cell table:style-name="ce20"/>
          <table:table-cell table:style-name="ce20" office:value-type="string" calcext:value-type="string">
            <text:p>DAY 1</text:p>
          </table:table-cell>
          <table:table-cell table:style-name="ce20"/>
          <table:table-cell table:style-name="ce22" table:number-columns-repeated="2"/>
          <table:table-cell table:style-name="ce17"/>
          <table:table-cell table:style-name="ce20"/>
          <table:table-cell table:style-name="ce20" office:value-type="string" calcext:value-type="string">
            <text:p>DAY 2</text:p>
          </table:table-cell>
          <table:table-cell table:style-name="ce20"/>
          <table:table-cell table:style-name="ce22" table:number-columns-repeated="2"/>
          <table:table-cell table:style-name="ce17"/>
          <table:table-cell table:style-name="ce20"/>
          <table:table-cell table:style-name="ce20" office:value-type="string" calcext:value-type="string">
            <text:p>DAY 3</text:p>
          </table:table-cell>
          <table:table-cell table:style-name="ce20"/>
          <table:table-cell table:style-name="ce22" table:number-columns-repeated="2"/>
          <table:table-cell table:style-name="ce17"/>
          <table:table-cell table:style-name="ce20"/>
          <table:table-cell table:style-name="ce20" office:value-type="string" calcext:value-type="string">
            <text:p>DAY 4</text:p>
          </table:table-cell>
          <table:table-cell table:style-name="ce20"/>
          <table:table-cell table:style-name="ce22" table:number-columns-repeated="2"/>
          <table:table-cell table:style-name="ce17"/>
          <table:table-cell table:style-name="ce20"/>
          <table:table-cell table:style-name="ce20" office:value-type="string" calcext:value-type="string">
            <text:p>DAY 5</text:p>
          </table:table-cell>
          <table:table-cell table:style-name="ce20"/>
          <table:table-cell table:style-name="ce22" table:number-columns-repeated="2"/>
          <table:table-cell table:style-name="ce17"/>
          <table:table-cell table:style-name="ce20"/>
          <table:table-cell table:style-name="ce20" office:value-type="string" calcext:value-type="string">
            <text:p>DAY 6</text:p>
          </table:table-cell>
          <table:table-cell table:style-name="ce20"/>
          <table:table-cell table:style-name="ce22"/>
        </table:table-row>
        <table:table-row table:style-name="ro1">
          <table:table-cell table:number-columns-repeated="36"/>
        </table:table-row>
        <table:table-row table:style-name="ro1">
          <table:table-cell table:style-name="ce16" office:value-type="string" calcext:value-type="string">
            <text:p>Deadlift</text:p>
          </table:table-cell>
          <table:table-cell table:style-name="ce5" table:formula="of:=['file:///home/debian/workspaces/Training/Plans/More%20Squat%20Cycle.ods'#$'Cycle Heavy Movement'.$D$11]" office:value-type="float" office:value="0.6996" calcext:value-type="float">
            <text:p>0.6996</text:p>
          </table:table-cell>
          <table:table-cell table:style-name="ce9" table:formula="of:=['file:///home/debian/workspaces/Training/Plans/More%20Squat%20Cycle.ods'#$'Cycle Heavy Movement'.$H$11]" office:value-type="float" office:value="139.125" calcext:value-type="float">
            <text:p>139.13</text:p>
          </table:table-cell>
          <table:table-cell table:style-name="ce5" table:formula="of:=['file:///home/debian/workspaces/Training/Plans/More%20Squat%20Cycle.ods'#$'Cycle Heavy Movement'.$E$11]" office:value-type="float" office:value="7" calcext:value-type="float">
            <text:p>7</text:p>
          </table:table-cell>
          <table:table-cell table:style-name="ce5" table:formula="of:=['file:///home/debian/workspaces/Training/Plans/More%20Squat%20Cycle.ods'#$'Cycle Heavy Movement'.$G$11]" office:value-type="float" office:value="3" calcext:value-type="float">
            <text:p>3</text:p>
          </table:table-cell>
          <table:table-cell table:style-name="ce9" table:formula="of:=['file:///home/debian/workspaces/Training/Plans/More%20Squat%20Cycle.ods'#$'Cycle Heavy Movement'.$F$11]" office:value-type="float" office:value="0.84289156626506" calcext:value-type="float">
            <text:p>0.84</text:p>
          </table:table-cell>
          <table:table-cell table:style-name="ce3" office:value-type="string" calcext:value-type="string">
            <text:p>Snatch Complex x3(Drop) + <text:s/>Snatch <text:s/>3 x (3|2)</text:p>
          </table:table-cell>
          <table:table-cell table:style-name="ce5" table:formula="of:=['file:///home/debian/workspaces/Training/Plans/More%20Squat%20Cycle.ods'#$Complexses.$F$29]" office:value-type="float" office:value="0.7" calcext:value-type="float">
            <text:p>0.7</text:p>
          </table:table-cell>
          <table:table-cell table:style-name="ce9" table:formula="of:=['file:///home/debian/workspaces/Training/Plans/More%20Squat%20Cycle.ods'#$Complexses.$J$29]" office:value-type="float" office:value="56" calcext:value-type="float">
            <text:p>56.00</text:p>
          </table:table-cell>
          <table:table-cell table:style-name="ce5" table:formula="of:=['file:///home/debian/workspaces/Training/Plans/More%20Squat%20Cycle.ods'#$Complexses.$G$29]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9" table:formula="of:=['file:///home/debian/workspaces/Training/Plans/More%20Squat%20Cycle.ods'#$Complexses.$H$75]" office:value-type="float" office:value="0.777777777777778" calcext:value-type="float">
            <text:p>0.78</text:p>
          </table:table-cell>
          <table:table-cell table:style-name="ce3" office:value-type="string" calcext:value-type="string">
            <text:p>Clean Complex x3(hang Muscle) + <text:s/>Clean 3 x (3|2)</text:p>
          </table:table-cell>
          <table:table-cell table:style-name="ce5" table:formula="of:=['file:///home/debian/workspaces/Training/Plans/More%20Squat%20Cycle.ods'#$Complexses.$F$52]" office:value-type="float" office:value="0.6" calcext:value-type="float">
            <text:p>0.6</text:p>
          </table:table-cell>
          <table:table-cell table:style-name="ce9" table:formula="of:=['file:///home/debian/workspaces/Training/Plans/More%20Squat%20Cycle.ods'#$Complexses.$J$52]" office:value-type="float" office:value="66" calcext:value-type="float">
            <text:p>66.00</text:p>
          </table:table-cell>
          <table:table-cell table:style-name="ce5" table:formula="of:=['file:///home/debian/workspaces/Training/Plans/More%20Squat%20Cycle.ods'#$Complexses.$G$52]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9" table:formula="of:=['file:///home/debian/workspaces/Training/Plans/More%20Squat%20Cycle.ods'#$Complexses.$H$52]" office:value-type="float" office:value="0.645161290322581" calcext:value-type="float">
            <text:p>0.65</text:p>
          </table:table-cell>
          <table:table-cell table:style-name="ce3" office:value-type="string" calcext:value-type="string">
            <text:p>Clean Complex x5: Clean + Push Press</text:p>
          </table:table-cell>
          <table:table-cell table:style-name="ce6" table:formula="of:=['file:///home/debian/workspaces/Training/Plans/More%20Squat%20Cycle.ods'#$Complexses.$F$44]" office:value-type="float" office:value="0.754" calcext:value-type="float">
            <text:p>0.754</text:p>
          </table:table-cell>
          <table:table-cell table:style-name="ce10" table:formula="of:=['file:///home/debian/workspaces/Training/Plans/More%20Squat%20Cycle.ods'#$Complexses.$J$44]" office:value-type="float" office:value="77.0215053763444" calcext:value-type="float">
            <text:p>77.02</text:p>
          </table:table-cell>
          <table:table-cell table:style-name="ce6" table:formula="of:=['file:///home/debian/workspaces/Training/Plans/More%20Squat%20Cycle.ods'#$Complexses.X4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10" table:formula="of:=['file:///home/debian/workspaces/Training/Plans/More%20Squat%20Cycle.ods'#$Complexses.$H$44]" office:value-type="float" office:value="0.837777777777778" calcext:value-type="float">
            <text:p>0.84</text:p>
          </table:table-cell>
          <table:table-cell table:style-name="ce3" office:value-type="string" calcext:value-type="string">
            <text:p>Snatch Complex x5: Pull+Pull+Snatch+Snatch</text:p>
          </table:table-cell>
          <table:table-cell table:style-name="ce4" table:formula="of:=['file:///home/debian/workspaces/Training/Plans/More%20Squat%20Cycle.ods'#$Complexses.$F$81]" office:value-type="float" office:value="0.808" calcext:value-type="float">
            <text:p>0.808</text:p>
          </table:table-cell>
          <table:table-cell table:style-name="ce8" table:formula="of:=['file:///home/debian/workspaces/Training/Plans/More%20Squat%20Cycle.ods'#$Complexses.$J$81]" office:value-type="float" office:value="64.64" calcext:value-type="float">
            <text:p>64.64</text:p>
          </table:table-cell>
          <table:table-cell table:style-name="ce4" table:formula="of:=['file:///home/debian/workspaces/Training/Plans/More%20Squat%20Cycle.ods'#$Complexses.AD81]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8" table:formula="of:=['file:///home/debian/workspaces/Training/Plans/More%20Squat%20Cycle.ods'#$Complexses.$H$81]" office:value-type="float" office:value="0.897777777777778" calcext:value-type="float">
            <text:p>0.90</text:p>
          </table:table-cell>
          <table:table-cell table:style-name="ce9"/>
          <table:table-cell table:style-name="ce5" table:formula="of:=['file:///home/debian/workspaces/Training/Plans/More%20Squat%20Cycle.ods'#$'Cycle Heavy Movement'.$D$11]" office:value-type="float" office:value="0.6996" calcext:value-type="float">
            <text:p>0.6996</text:p>
          </table:table-cell>
          <table:table-cell table:style-name="ce9" table:formula="of:=['file:///home/debian/workspaces/Training/Plans/More%20Squat%20Cycle.ods'#$'Cycle Heavy Movement'.$H$11]" office:value-type="float" office:value="139.125" calcext:value-type="float">
            <text:p>139.13</text:p>
          </table:table-cell>
          <table:table-cell table:style-name="ce5" table:formula="of:=['file:///home/debian/workspaces/Training/Plans/More%20Squat%20Cycle.ods'#$'Cycle Heavy Movement'.$E$11]" office:value-type="float" office:value="7" calcext:value-type="float">
            <text:p>7</text:p>
          </table:table-cell>
          <table:table-cell table:style-name="ce5" table:formula="of:=['file:///home/debian/workspaces/Training/Plans/More%20Squat%20Cycle.ods'#$'Cycle Heavy Movement'.$G$11]" office:value-type="float" office:value="3" calcext:value-type="float">
            <text:p>3</text:p>
          </table:table-cell>
          <table:table-cell table:style-name="ce9" table:formula="of:=['file:///home/debian/workspaces/Training/Plans/More%20Squat%20Cycle.ods'#$'Cycle Heavy Movement'.$F$11]" office:value-type="float" office:value="0.84289156626506" calcext:value-type="float">
            <text:p>0.84</text:p>
          </table:table-cell>
        </table:table-row>
        <table:table-row table:style-name="ro1">
          <table:table-cell table:style-name="ce16" office:value-type="string" calcext:value-type="string">
            <text:p>OVS</text:p>
          </table:table-cell>
          <table:table-cell table:style-name="ce6" table:formula="of:=['file:///home/debian/workspaces/Training/Plans/More%20Squat%20Cycle.ods'#$'Cycle Low Volume'.$D$13]" office:value-type="float" office:value="0.762" calcext:value-type="float">
            <text:p>0.762</text:p>
          </table:table-cell>
          <table:table-cell table:style-name="ce10" table:formula="of:=['file:///home/debian/workspaces/Training/Plans/More%20Squat%20Cycle.ods'#$'Cycle Low Volume'.$H$13]" office:value-type="float" office:value="69.85" calcext:value-type="float">
            <text:p>69.85</text:p>
          </table:table-cell>
          <table:table-cell table:style-name="ce6" table:formula="of:=['file:///home/debian/workspaces/Training/Plans/More%20Squat%20Cycle.ods'#$'Cycle Low Volume'.$E$13]" office:value-type="float" office:value="4" calcext:value-type="float">
            <text:p>4</text:p>
          </table:table-cell>
          <table:table-cell table:style-name="ce6" table:formula="of:=['file:///home/debian/workspaces/Training/Plans/More%20Squat%20Cycle.ods'#$'Cycle Low Volume'.$G$13]" office:value-type="float" office:value="3" calcext:value-type="float">
            <text:p>3</text:p>
          </table:table-cell>
          <table:table-cell table:style-name="ce10" table:formula="of:=['file:///home/debian/workspaces/Training/Plans/More%20Squat%20Cycle.ods'#$'Cycle Low Volume'.$F$13]" office:value-type="float" office:value="0.846666666666667" calcext:value-type="float">
            <text:p>0.85</text:p>
          </table:table-cell>
          <table:table-cell table:style-name="ce3" office:value-type="string" calcext:value-type="string">
            <text:p>Snatch <text:s/>3 x 3</text:p>
          </table:table-cell>
          <table:table-cell table:style-name="ce5" table:formula="of:=['file:///home/debian/workspaces/Training/Plans/More%20Squat%20Cycle.ods'#$'Cycle Med Movement'.$D$11]" office:value-type="float" office:value="0.786" calcext:value-type="float">
            <text:p>0.786</text:p>
          </table:table-cell>
          <table:table-cell table:style-name="ce9" table:formula="of:=['file:///home/debian/workspaces/Training/Plans/More%20Squat%20Cycle.ods'#$'Cycle Med Movement'.$M$11]" office:value-type="float" office:value="62.88" calcext:value-type="float">
            <text:p>62.88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9" table:formula="of:=['file:///home/debian/workspaces/Training/Plans/More%20Squat%20Cycle.ods'#$'Cycle Med Movement'.$F$11]" office:value-type="float" office:value="0.845161290322581" calcext:value-type="float">
            <text:p>0.85</text:p>
          </table:table-cell>
          <table:table-cell table:style-name="ce3" office:value-type="string" calcext:value-type="string">
            <text:p>Clean 3x3</text:p>
          </table:table-cell>
          <table:table-cell table:style-name="ce5" table:formula="of:=['file:///home/debian/workspaces/Training/Plans/More%20Squat%20Cycle.ods'#$'Cycle Med Movement'.$D$11]" office:value-type="float" office:value="0.786" calcext:value-type="float">
            <text:p>0.786</text:p>
          </table:table-cell>
          <table:table-cell table:style-name="ce9" table:formula="of:=['file:///home/debian/workspaces/Training/Plans/More%20Squat%20Cycle.ods'#$'Cycle Med Movement'.$K$11]" office:value-type="float" office:value="86.46" calcext:value-type="float">
            <text:p>86.46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9" table:formula="of:=['file:///home/debian/workspaces/Training/Plans/More%20Squat%20Cycle.ods'#$'Cycle Med Movement'.$F$11]" office:value-type="float" office:value="0.845161290322581" calcext:value-type="float">
            <text:p>0.85</text:p>
          </table:table-cell>
          <table:table-cell table:style-name="ce3" office:value-type="string" calcext:value-type="string">
            <text:p>Paused Backsquat</text:p>
          </table:table-cell>
          <table:table-cell table:style-name="ce4" table:formula="of:=['file:///home/debian/workspaces/Training/Plans/More%20Squat%20Cycle.ods'#$'Cycle Heavy Movement'.$D$15]" office:value-type="float" office:value="0.7936" calcext:value-type="float">
            <text:p>0.7936</text:p>
          </table:table-cell>
          <table:table-cell table:style-name="ce8" table:formula="of:=['file:///home/debian/workspaces/Training/Plans/More%20Squat%20Cycle.ods'#$'Cycle Heavy Movement'.$J$15]" office:value-type="float" office:value="109.12" calcext:value-type="float">
            <text:p>109.12</text:p>
          </table:table-cell>
          <table:table-cell table:style-name="ce4" table:formula="of:=['file:///home/debian/workspaces/Training/Plans/More%20Squat%20Cycle.ods'#$'Cycle Heavy Movement'.$E$15]" office:value-type="float" office:value="5" calcext:value-type="float">
            <text:p>5</text:p>
          </table:table-cell>
          <table:table-cell table:style-name="ce4" table:formula="of:=['file:///home/debian/workspaces/Training/Plans/More%20Squat%20Cycle.ods'#$'Cycle Heavy Movement'.$G$15]" office:value-type="float" office:value="3" calcext:value-type="float">
            <text:p>3</text:p>
          </table:table-cell>
          <table:table-cell table:style-name="ce8" table:formula="of:=['file:///home/debian/workspaces/Training/Plans/More%20Squat%20Cycle.ods'#$'Cycle Heavy Movement'.$F$15]" office:value-type="float" office:value="0.901818181818182" calcext:value-type="float">
            <text:p>0.90</text:p>
          </table:table-cell>
          <table:table-cell table:style-name="ce3" office:value-type="string" calcext:value-type="string">
            <text:p>SLDL</text:p>
          </table:table-cell>
          <table:table-cell table:style-name="ce4" table:formula="of:=['file:///home/debian/workspaces/Training/Plans/More%20Squat%20Cycle.ods'#$'Cycle Heavy Movement'.$D$15]" office:value-type="float" office:value="0.7936" calcext:value-type="float">
            <text:p>0.7936</text:p>
          </table:table-cell>
          <table:table-cell table:style-name="ce8" table:formula="of:=['file:///home/debian/workspaces/Training/Plans/More%20Squat%20Cycle.ods'#$'Cycle Heavy Movement'.$K$15]" office:value-type="float" office:value="175.854545454545" calcext:value-type="float">
            <text:p>175.85</text:p>
          </table:table-cell>
          <table:table-cell table:style-name="ce4" table:formula="of:=['file:///home/debian/workspaces/Training/Plans/More%20Squat%20Cycle.ods'#$'Cycle Heavy Movement'.$E$15]" office:value-type="float" office:value="5" calcext:value-type="float">
            <text:p>5</text:p>
          </table:table-cell>
          <table:table-cell table:style-name="ce4" table:formula="of:=['file:///home/debian/workspaces/Training/Plans/More%20Squat%20Cycle.ods'#$'Cycle Heavy Movement'.$G$15]" office:value-type="float" office:value="3" calcext:value-type="float">
            <text:p>3</text:p>
          </table:table-cell>
          <table:table-cell table:style-name="ce8" table:formula="of:=['file:///home/debian/workspaces/Training/Plans/More%20Squat%20Cycle.ods'#$'Cycle Heavy Movement'.$F$15]" office:value-type="float" office:value="0.901818181818182" calcext:value-type="float">
            <text:p>0.90</text:p>
          </table:table-cell>
          <table:table-cell table:style-name="ce10"/>
          <table:table-cell table:style-name="ce6" table:formula="of:=['file:///home/debian/workspaces/Training/Plans/More%20Squat%20Cycle.ods'#$'Cycle Low Volume'.$D$13]" office:value-type="float" office:value="0.762" calcext:value-type="float">
            <text:p>0.762</text:p>
          </table:table-cell>
          <table:table-cell table:style-name="ce10" table:formula="of:=['file:///home/debian/workspaces/Training/Plans/More%20Squat%20Cycle.ods'#$'Cycle Low Volume'.$H$13]" office:value-type="float" office:value="69.85" calcext:value-type="float">
            <text:p>69.85</text:p>
          </table:table-cell>
          <table:table-cell table:style-name="ce6" table:formula="of:=['file:///home/debian/workspaces/Training/Plans/More%20Squat%20Cycle.ods'#$'Cycle Low Volume'.$E$13]" office:value-type="float" office:value="4" calcext:value-type="float">
            <text:p>4</text:p>
          </table:table-cell>
          <table:table-cell table:style-name="ce6" table:formula="of:=['file:///home/debian/workspaces/Training/Plans/More%20Squat%20Cycle.ods'#$'Cycle Low Volume'.$G$13]" office:value-type="float" office:value="3" calcext:value-type="float">
            <text:p>3</text:p>
          </table:table-cell>
          <table:table-cell table:style-name="ce10" table:formula="of:=['file:///home/debian/workspaces/Training/Plans/More%20Squat%20Cycle.ods'#$'Cycle Low Volume'.$F$13]" office:value-type="float" office:value="0.846666666666667" calcext:value-type="float">
            <text:p>0.85</text:p>
          </table:table-cell>
        </table:table-row>
        <table:table-row table:style-name="ro1">
          <table:table-cell table:number-columns-repeated="6"/>
          <table:table-cell table:style-name="ce3" office:value-type="string" calcext:value-type="string">
            <text:p>Snatch Pull </text:p>
          </table:table-cell>
          <table:table-cell table:style-name="ce4" table:formula="of:=['file:///home/debian/workspaces/Training/Plans/More%20Squat%20Cycle.ods'#$'Cycle Low Volume'.$D$15]" office:value-type="float" office:value="0.8046" calcext:value-type="float">
            <text:p>0.8046</text:p>
          </table:table-cell>
          <table:table-cell table:style-name="ce8" table:formula="of:=['file:///home/debian/workspaces/Training/Plans/More%20Squat%20Cycle.ods'#$'Cycle Low Volume'.$J$15]" office:value-type="float" office:value="88.6790322580645" calcext:value-type="float">
            <text:p>88.68</text:p>
          </table:table-cell>
          <table:table-cell table:style-name="ce4" table:formula="of:=['file:///home/debian/workspaces/Training/Plans/More%20Squat%20Cycle.ods'#$'Cycle Low Volume'.$E$15]" office:value-type="float" office:value="3" calcext:value-type="float">
            <text:p>3</text:p>
          </table:table-cell>
          <table:table-cell table:style-name="ce4" table:formula="of:=['file:///home/debian/workspaces/Training/Plans/More%20Squat%20Cycle.ods'#$'Cycle Low Volume'.$G$15]" office:value-type="float" office:value="4" calcext:value-type="float">
            <text:p>4</text:p>
          </table:table-cell>
          <table:table-cell table:style-name="ce8" table:formula="of:=['file:///home/debian/workspaces/Training/Plans/More%20Squat%20Cycle.ods'#$'Cycle Low Volume'.$F$15]" office:value-type="float" office:value="0.865161290322581" calcext:value-type="float">
            <text:p>0.87</text:p>
          </table:table-cell>
          <table:table-cell table:style-name="ce3" office:value-type="string" calcext:value-type="string">
            <text:p>Clean Pull</text:p>
          </table:table-cell>
          <table:table-cell table:style-name="ce6" table:formula="of:=['file:///home/debian/workspaces/Training/Plans/More%20Squat%20Cycle.ods'#$'Cycle Low Volume'.$D$13]" office:value-type="float" office:value="0.762" calcext:value-type="float">
            <text:p>0.762</text:p>
          </table:table-cell>
          <table:table-cell table:style-name="ce10" table:formula="of:=['file:///home/debian/workspaces/Training/Plans/More%20Squat%20Cycle.ods'#$'Cycle Low Volume'.$I$13]" office:value-type="float" office:value="94.2258064516129" calcext:value-type="float">
            <text:p>94.23</text:p>
          </table:table-cell>
          <table:table-cell table:style-name="ce6" table:formula="of:=['file:///home/debian/workspaces/Training/Plans/More%20Squat%20Cycle.ods'#$'Cycle Low Volume'.$E$13]" office:value-type="float" office:value="4" calcext:value-type="float">
            <text:p>4</text:p>
          </table:table-cell>
          <table:table-cell table:style-name="ce6" table:formula="of:=['file:///home/debian/workspaces/Training/Plans/More%20Squat%20Cycle.ods'#$'Cycle Low Volume'.$G$13]" office:value-type="float" office:value="3" calcext:value-type="float">
            <text:p>3</text:p>
          </table:table-cell>
          <table:table-cell table:style-name="ce10" table:formula="of:=['file:///home/debian/workspaces/Training/Plans/More%20Squat%20Cycle.ods'#$'Cycle Low Volume'.$F$13]" office:value-type="float" office:value="0.846666666666667" calcext:value-type="float">
            <text:p>0.85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3" office:value-type="string" calcext:value-type="string">
            <text:p>Backsquat</text:p>
          </table:table-cell>
          <table:table-cell table:style-name="ce6" table:formula="of:=['file:///home/debian/workspaces/Training/Plans/More%20Squat%20Cycle.ods'#$'Cycle Heavy Movement'.$D$13]" office:value-type="float" office:value="0.7548" calcext:value-type="float">
            <text:p>0.7548</text:p>
          </table:table-cell>
          <table:table-cell table:style-name="ce10" table:formula="of:=['file:///home/debian/workspaces/Training/Plans/More%20Squat%20Cycle.ods'#$'Cycle Heavy Movement'.$I$13]" office:value-type="float" office:value="115.316666666667" calcext:value-type="float">
            <text:p>115.32</text:p>
          </table:table-cell>
          <table:table-cell table:style-name="ce6" table:formula="of:=['file:///home/debian/workspaces/Training/Plans/More%20Squat%20Cycle.ods'#$'Cycle Heavy Movement'.$E$13]" office:value-type="float" office:value="6" calcext:value-type="float">
            <text:p>6</text:p>
          </table:table-cell>
          <table:table-cell table:style-name="ce6" table:formula="of:=['file:///home/debian/workspaces/Training/Plans/More%20Squat%20Cycle.ods'#$'Cycle Heavy Movement'.$G$13]" office:value-type="float" office:value="3" calcext:value-type="float">
            <text:p>3</text:p>
          </table:table-cell>
          <table:table-cell table:style-name="ce10" table:formula="of:=['file:///home/debian/workspaces/Training/Plans/More%20Squat%20Cycle.ods'#$'Cycle Heavy Movement'.$F$13]" office:value-type="float" office:value="0.877674418604651" calcext:value-type="float">
            <text:p>0.88</text:p>
          </table:table-cell>
          <table:table-cell table:style-name="ce3" office:value-type="string" calcext:value-type="string">
            <text:p>Press</text:p>
          </table:table-cell>
          <table:table-cell table:style-name="ce5" table:formula="of:=['file:///home/debian/workspaces/Training/Plans/More%20Squat%20Cycle.ods'#$'Cycle Low Volume'.$D$11]" office:value-type="float" office:value="0.7232" calcext:value-type="float">
            <text:p>0.7232</text:p>
          </table:table-cell>
          <table:table-cell table:style-name="ce9" table:formula="of:=['file:///home/debian/workspaces/Training/Plans/More%20Squat%20Cycle.ods'#$'Cycle Low Volume'.$K$11]" office:value-type="float" office:value="50.5462365591398" calcext:value-type="float">
            <text:p>50.55</text:p>
          </table:table-cell>
          <table:table-cell table:style-name="ce5" table:formula="of:=['file:///home/debian/workspaces/Training/Plans/More%20Squat%20Cycle.ods'#$'Cycle Low Volume'.$E$11]" office:value-type="float" office:value="5" calcext:value-type="float">
            <text:p>5</text:p>
          </table:table-cell>
          <table:table-cell table:style-name="ce5" table:formula="of:=['file:///home/debian/workspaces/Training/Plans/More%20Squat%20Cycle.ods'#$'Cycle Low Volume'.$G$11]" office:value-type="float" office:value="3" calcext:value-type="float">
            <text:p>3</text:p>
          </table:table-cell>
          <table:table-cell table:style-name="ce9" table:formula="of:=['file:///home/debian/workspaces/Training/Plans/More%20Squat%20Cycle.ods'#$'Cycle Low Volume'.$F$11]" office:value-type="float" office:value="0.821818181818182" calcext:value-type="float">
            <text:p>0.82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3"/>
          <table:table-cell table:style-name="Default"/>
          <table:table-cell table:number-columns-repeated="24"/>
        </table:table-row>
        <table:table-row table:style-name="ro1" table:number-rows-repeated="14">
          <table:table-cell table:number-columns-repeated="36"/>
        </table:table-row>
        <table:table-row table:style-name="ro1">
          <table:table-cell/>
          <table:table-cell table:style-name="ce19"/>
          <table:table-cell table:style-name="ce21" table:number-columns-repeated="3"/>
          <table:table-cell table:style-name="ce24" table:number-columns-repeated="2"/>
          <table:table-cell table:style-name="ce19"/>
          <table:table-cell table:style-name="ce21" table:number-columns-repeated="3"/>
          <table:table-cell table:style-name="ce24" table:number-columns-repeated="2"/>
          <table:table-cell table:style-name="ce19"/>
          <table:table-cell table:style-name="ce21" table:number-columns-repeated="3"/>
          <table:table-cell table:style-name="ce24" table:number-columns-repeated="2"/>
          <table:table-cell table:style-name="ce19"/>
          <table:table-cell table:style-name="ce21" table:number-columns-repeated="3"/>
          <table:table-cell table:style-name="ce24" table:number-columns-repeated="2"/>
          <table:table-cell table:style-name="ce19"/>
          <table:table-cell table:style-name="ce21" table:number-columns-repeated="3"/>
          <table:table-cell table:style-name="ce24" table:number-columns-repeated="2"/>
          <table:table-cell table:style-name="ce19"/>
          <table:table-cell table:style-name="ce21" table:number-columns-repeated="3"/>
          <table:table-cell table:style-name="ce24"/>
        </table:table-row>
      </table:table>
      <table:table table:name="'file:///home/debian/workspaces/Training/Plans/More%20Squat%20Cycle.ods'#Cycle Low Volume" table:print="false" table:style-name="ta_extref">
        <table:table-source xlink:type="simple" xlink:href="../More%20Squat%20Cycle.ods" table:table-name="Cycle Low Volume" table:filter-name="calc8" table:mode="copy-results-only"/>
        <table:table-column table:number-columns-repeated="11"/>
        <table:table-row table:number-rows-repeated="10">
          <table:table-cell table:number-columns-repeated="11"/>
        </table:table-row>
        <table:table-row>
          <table:table-cell table:number-columns-repeated="3"/>
          <table:table-cell table:style-name="ce1" office:value-type="float" office:value="0.7232">
            <text:p>0.723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821818181818182">
            <text:p>0.821818181818182</text:p>
          </table:table-cell>
          <table:table-cell table:style-name="ce1" office:value-type="float" office:value="3">
            <text:p>3</text:p>
          </table:table-cell>
          <table:table-cell table:number-columns-repeated="3"/>
          <table:table-cell table:style-name="ce1" office:value-type="float" office:value="50.5462365591398">
            <text:p>50.5462365591398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762">
            <text:p>0.76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846666666666667">
            <text:p>0.84666666666666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9.85">
            <text:p>69.85</text:p>
          </table:table-cell>
          <table:table-cell table:style-name="ce1" office:value-type="float" office:value="94.2258064516132">
            <text:p>94.2258064516132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8046">
            <text:p>0.804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865161290322581">
            <text:p>0.865161290322581</text:p>
          </table:table-cell>
          <table:table-cell table:style-name="ce1" office:value-type="float" office:value="4">
            <text:p>4</text:p>
          </table:table-cell>
          <table:table-cell table:number-columns-repeated="2"/>
          <table:table-cell table:style-name="ce1" office:value-type="float" office:value="88.6790322580646">
            <text:p>88.6790322580646</text:p>
          </table:table-cell>
        </table:table-row>
        <table:table-row>
          <table:table-cell table:number-columns-repeated="11"/>
        </table:table-row>
        <table:table-row>
          <table:table-cell table:number-columns-repeated="5"/>
          <table:table-cell table:style-name="ce1" office:value-type="float" office:value="0.75">
            <text:p>0.75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762">
            <text:p>0.762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8232">
            <text:p>0.8232</text:p>
          </table:table-cell>
        </table:table-row>
        <table:table-row table:number-rows-repeated="5">
          <table:table-cell table:number-columns-repeated="11"/>
        </table:table-row>
        <table:table-row>
          <table:table-cell table:number-columns-repeated="3"/>
          <table:table-cell table:style-name="ce1" office:value-type="float" office:value="0.8046">
            <text:p>0.8046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8496">
            <text:p>0.8496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8688">
            <text:p>0.8688</text:p>
          </table:table-cell>
        </table:table-row>
      </table:table>
      <table:table table:name="'file:///home/debian/workspaces/Training/Plans/More%20Squat%20Cycle.ods'#Cycle Med Movement" table:print="false" table:style-name="ta_extref">
        <table:table-source xlink:type="simple" xlink:href="../More%20Squat%20Cycle.ods" table:table-name="Cycle Med Movement" table:filter-name="calc8" table:mode="copy-results-only"/>
        <table:table-column table:number-columns-repeated="13"/>
        <table:table-row table:number-rows-repeated="10">
          <table:table-cell table:number-columns-repeated="13"/>
        </table:table-row>
        <table:table-row>
          <table:table-cell table:number-columns-repeated="3"/>
          <table:table-cell table:style-name="ce1" office:value-type="float" office:value="0.786">
            <text:p>0.786</text:p>
          </table:table-cell>
          <table:table-cell/>
          <table:table-cell table:style-name="ce1" office:value-type="float" office:value="0.845161290322581">
            <text:p>0.845161290322581</text:p>
          </table:table-cell>
          <table:table-cell table:number-columns-repeated="4"/>
          <table:table-cell table:style-name="ce1" office:value-type="float" office:value="86.46">
            <text:p>86.46</text:p>
          </table:table-cell>
          <table:table-cell/>
          <table:table-cell table:style-name="ce1" office:value-type="float" office:value="62.88">
            <text:p>62.88</text:p>
          </table:table-cell>
        </table:table-row>
        <table:table-row table:number-rows-repeated="3">
          <table:table-cell table:number-columns-repeated="13"/>
        </table:table-row>
        <table:table-row>
          <table:table-cell table:number-columns-repeated="3"/>
          <table:table-cell table:style-name="ce1" office:value-type="float" office:value="0.8232">
            <text:p>0.823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885161290322581">
            <text:p>0.885161290322581</text:p>
          </table:table-cell>
          <table:table-cell table:style-name="ce1" office:value-type="float" office:value="5">
            <text:p>5</text:p>
          </table:table-cell>
          <table:table-cell table:number-columns-repeated="4"/>
          <table:table-cell table:style-name="ce1" office:value-type="float" office:value="98.6125000000003">
            <text:p>98.6125000000003</text:p>
          </table:table-cell>
        </table:table-row>
        <table:table-row table:number-rows-repeated="7">
          <table:table-cell table:number-columns-repeated="13"/>
        </table:table-row>
        <table:table-row>
          <table:table-cell table:number-columns-repeated="3"/>
          <table:table-cell table:style-name="ce1" office:value-type="float" office:value="0.8496">
            <text:p>0.8496</text:p>
          </table:table-cell>
        </table:table-row>
        <table:table-row table:number-rows-repeated="7">
          <table:table-cell table:number-columns-repeated="13"/>
        </table:table-row>
        <table:table-row>
          <table:table-cell table:style-name="ce1" office:value-type="string">
            <text:p>HEAVY</text:p>
          </table:table-cell>
          <table:table-cell table:number-columns-repeated="2"/>
          <table:table-cell table:style-name="ce1" office:value-type="float" office:value="0.8688">
            <text:p>0.8688</text:p>
          </table:table-cell>
        </table:table-row>
      </table:table>
      <table:table table:name="'file:///home/debian/workspaces/Training/Plans/More%20Squat%20Cycle.ods'#Complexses" table:print="false" table:style-name="ta_extref">
        <table:table-source xlink:type="simple" xlink:href="../More%20Squat%20Cycle.ods" table:table-name="Complexses" table:filter-name="calc8" table:mode="copy-results-only"/>
        <table:table-column table:number-columns-repeated="10"/>
        <table:table-row table:number-rows-repeated="28">
          <table:table-cell table:number-columns-repeated="10"/>
        </table:table-row>
        <table:table-row>
          <table:table-cell table:number-columns-repeated="5"/>
          <table:table-cell table:style-name="ce1" office:value-type="float" office:value="0.7">
            <text:p>0.7</text:p>
          </table:table-cell>
          <table:table-cell table:style-name="ce1" office:value-type="float" office:value="4">
            <text:p>4</text:p>
          </table:table-cell>
          <table:table-cell table:number-columns-repeated="2"/>
          <table:table-cell table:style-name="ce1" office:value-type="float" office:value="56">
            <text:p>56</text:p>
          </table:table-cell>
        </table:table-row>
        <table:table-row>
          <table:table-cell table:number-columns-repeated="5"/>
          <table:table-cell table:style-name="ce1" office:value-type="float" office:value="0.718">
            <text:p>0.718</text:p>
          </table:table-cell>
        </table:table-row>
        <table:table-row>
          <table:table-cell table:number-columns-repeated="5"/>
          <table:table-cell table:style-name="ce1" office:value-type="float" office:value="0.736">
            <text:p>0.736</text:p>
          </table:table-cell>
        </table:table-row>
        <table:table-row table:number-rows-repeated="12">
          <table:table-cell table:number-columns-repeated="10"/>
        </table:table-row>
        <table:table-row>
          <table:table-cell table:number-columns-repeated="5"/>
          <table:table-cell table:style-name="ce1" office:value-type="float" office:value="0.754">
            <text:p>0.75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837777777777778">
            <text:p>0.837777777777778</text:p>
          </table:table-cell>
          <table:table-cell/>
          <table:table-cell table:style-name="ce1" office:value-type="float" office:value="77.0215053763444">
            <text:p>77.0215053763444</text:p>
          </table:table-cell>
        </table:table-row>
        <table:table-row>
          <table:table-cell table:number-columns-repeated="5"/>
          <table:table-cell table:style-name="ce1" office:value-type="float" office:value="0.772">
            <text:p>0.772</text:p>
          </table:table-cell>
          <table:table-cell table:number-columns-repeated="3"/>
          <table:table-cell table:style-name="ce1" office:value-type="float" office:value="78.8602150537638">
            <text:p>78.8602150537638</text:p>
          </table:table-cell>
        </table:table-row>
        <table:table-row>
          <table:table-cell table:number-columns-repeated="5"/>
          <table:table-cell table:style-name="ce1" office:value-type="float" office:value="0.79">
            <text:p>0.79</text:p>
          </table:table-cell>
        </table:table-row>
        <table:table-row table:number-rows-repeated="5">
          <table:table-cell table:number-columns-repeated="10"/>
        </table:table-row>
        <table:table-row>
          <table:table-cell table:number-columns-repeated="5"/>
          <table:table-cell table:style-name="ce1" office:value-type="float" office:value="0.6">
            <text:p>0.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645161290322581">
            <text:p>0.645161290322581</text:p>
          </table:table-cell>
          <table:table-cell/>
          <table:table-cell table:style-name="ce1" office:value-type="float" office:value="66">
            <text:p>66</text:p>
          </table:table-cell>
        </table:table-row>
        <table:table-row>
          <table:table-cell table:number-columns-repeated="5"/>
          <table:table-cell table:style-name="ce1" office:value-type="float" office:value="0.6186">
            <text:p>0.6186</text:p>
          </table:table-cell>
        </table:table-row>
        <table:table-row>
          <table:table-cell table:number-columns-repeated="5"/>
          <table:table-cell table:style-name="ce1" office:value-type="float" office:value="0.6372">
            <text:p>0.6372</text:p>
          </table:table-cell>
        </table:table-row>
        <table:table-row>
          <table:table-cell table:number-columns-repeated="5"/>
          <table:table-cell table:style-name="ce1" office:value-type="float" office:value="0.6558">
            <text:p>0.6558</text:p>
          </table:table-cell>
        </table:table-row>
        <table:table-row table:number-rows-repeated="19">
          <table:table-cell table:number-columns-repeated="10"/>
        </table:table-row>
        <table:table-row>
          <table:table-cell table:number-columns-repeated="7"/>
          <table:table-cell table:style-name="ce1" office:value-type="float" office:value="0.777777777777778">
            <text:p>0.777777777777778</text:p>
          </table:table-cell>
        </table:table-row>
        <table:table-row table:number-rows-repeated="5">
          <table:table-cell table:number-columns-repeated="10"/>
        </table:table-row>
        <table:table-row>
          <table:table-cell table:number-columns-repeated="5"/>
          <table:table-cell table:style-name="ce1" office:value-type="float" office:value="0.808">
            <text:p>0.80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897777777777778">
            <text:p>0.897777777777778</text:p>
          </table:table-cell>
          <table:table-cell/>
          <table:table-cell table:style-name="ce1" office:value-type="float" office:value="64.64">
            <text:p>64.64</text:p>
          </table:table-cell>
        </table:table-row>
        <table:table-row>
          <table:table-cell table:number-columns-repeated="5"/>
          <table:table-cell table:style-name="ce1" office:value-type="float" office:value="0.826">
            <text:p>0.826</text:p>
          </table:table-cell>
        </table:table-row>
        <table:table-row>
          <table:table-cell table:number-columns-repeated="5"/>
          <table:table-cell table:style-name="ce1" office:value-type="float" office:value="0.844">
            <text:p>0.844</text:p>
          </table:table-cell>
        </table:table-row>
      </table:table>
      <table:table table:name="'file:///home/debian/workspaces/Training/Plans/More%20Squat%20Cycle.ods'#Cycle Heavy Movement" table:print="false" table:style-name="ta_extref">
        <table:table-source xlink:type="simple" xlink:href="../More%20Squat%20Cycle.ods" table:table-name="Cycle Heavy Movement" table:filter-name="calc8" table:mode="copy-results-only"/>
        <table:table-column table:number-columns-repeated="12"/>
        <table:table-row table:number-rows-repeated="10">
          <table:table-cell table:number-columns-repeated="12"/>
        </table:table-row>
        <table:table-row>
          <table:table-cell table:number-columns-repeated="3"/>
          <table:table-cell table:style-name="ce1" office:value-type="float" office:value="0.6996">
            <text:p>0.699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84289156626506">
            <text:p>0.8428915662650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9.125">
            <text:p>139.125</text:p>
          </table:table-cell>
          <table:table-cell table:number-columns-repeated="3"/>
          <table:table-cell table:style-name="ce1" office:value-type="float" office:value="97.7935483870967">
            <text:p>97.7935483870967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7548">
            <text:p>0.754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877674418604651">
            <text:p>0.877674418604651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float" office:value="115.316666666667">
            <text:p>115.316666666667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7936">
            <text:p>0.793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901818181818182">
            <text:p>0.901818181818182</text:p>
          </table:table-cell>
          <table:table-cell table:style-name="ce1" office:value-type="float" office:value="3">
            <text:p>3</text:p>
          </table:table-cell>
          <table:table-cell table:number-columns-repeated="2"/>
          <table:table-cell table:style-name="ce1" office:value-type="float" office:value="109.12">
            <text:p>109.12</text:p>
          </table:table-cell>
          <table:table-cell table:style-name="ce1" office:value-type="float" office:value="175.854545454545">
            <text:p>175.854545454545</text:p>
          </table:table-cell>
        </table:table-row>
        <table:table-row table:number-rows-repeated="3">
          <table:table-cell table:number-columns-repeated="12"/>
        </table:table-row>
        <table:table-row>
          <table:table-cell table:number-columns-repeated="3"/>
          <table:table-cell table:style-name="ce1" office:value-type="float" office:value="0.7376">
            <text:p>0.7376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776">
            <text:p>0.776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816">
            <text:p>0.816</text:p>
          </table:table-cell>
        </table:table-row>
        <table:table-row table:number-rows-repeated="3">
          <table:table-cell table:number-columns-repeated="12"/>
        </table:table-row>
        <table:table-row>
          <table:table-cell table:number-columns-repeated="3"/>
          <table:table-cell table:style-name="ce1" office:value-type="float" office:value="0.776">
            <text:p>0.776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798">
            <text:p>0.798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8418">
            <text:p>0.84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0/00/0000</text:date>, <text:time style:data-style-name="N2" text:time-value="21:11:04.750478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1:35:49.801697974</meta:creation-date>
    <dc:date>2018-04-29T21:55:57.518324792</dc:date>
    <meta:editing-duration>PT55M58S</meta:editing-duration>
    <meta:editing-cycles>14</meta:editing-cycles>
    <meta:generator>LibreOffice/5.2.7.2$Linux_X86_64 LibreOffice_project/20m0$Build-2</meta:generator>
    <meta:document-statistic meta:table-count="3" meta:cell-count="508" meta:object-count="0"/>
  </office:meta>
</office:document-meta>
</file>